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477AA50CE2A87D9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outline1">
      <style:graphic-properties fo:min-height="5.559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title">
      <style:graphic-properties fo:min-height="3.125cm"/>
    </style:style>
    <style:style style:name="P1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start"/>
      <style:text-properties fo:font-size="72pt" style:font-size-asian="72pt" style:font-size-complex="72pt"/>
    </style:style>
    <style:style style:name="P19" style:family="paragraph">
      <style:paragraph-properties fo:margin-top="0cm" fo:margin-bottom="0cm" fo:line-height="100%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24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font-size="44pt" style:font-size-asian="44pt" style:font-size-complex="44pt"/>
    </style:style>
    <style:style style:name="T24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presentation:style-name="pr1" draw:text-style-name="P1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addStock</text:span><text:span text:style-name="T5"> Factory </text:span><text:span text:style-name="T5">function 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addingStock(4para) – </text:span><text:span text:style-name="T7">four shoe attributes</text:span></text:p>
              </text:list-item>
              <text:list-item>
                <text:p text:style-name="P6"><text:span text:style-name="T7">StockShoes() testting – </text:span><text:span text:style-name="T7">returns current stock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 presentation:placeholder="true">
          <draw:text-box/>
        </draw:frame>
        <draw:frame presentation:style-name="pr4" draw:text-style-name="P4" draw:layer="layout" svg:width="12.297cm" svg:height="12.179cm" svg:x="1.4cm" svg:y="5.066cm" presentation:class="outline">
          <draw:text-box>
            <text:list text:style-name="L2">
              <text:list-header>
                <text:p text:style-name="P4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2">
              <text:list-header>
                <text:p text:style-name="P4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</text:span><text:span text:style-name="T5">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Shoe() - returns the </text:span><text:span text:style-name="T7">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</text:span><text:span text:style-name="T5"> Factory function </text:span><text:span text:style-name="T5">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4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Shoe() - returns the </text:span><text:span text:style-name="T7">found object</text:span></text:p>
              </text:list-item>
            </text:list>
          </draw:text-box>
        </draw:frame>
        <draw:frame draw:style-name="gr2" draw:text-style-name="P7" draw:layer="layout" svg:width="18.2cm" svg:height="1.352cm" svg:x="5.2cm" svg:y="4.401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4T18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Var stock =[ </text:p>
          </draw:text-box>
        </draw:frame>
        <draw:frame presentation:style-name="pr7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7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7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8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7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</text:span><text:span text:style-name="T10">'black', 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9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</text:span><text:span text:style-name="T10">8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9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4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</text:span><text:span text:style-name="T10">'pink', 4)</text:span></text:p>
              </text:list-header>
            </text:list>
          </draw:text-box>
        </draw:frame>
        <draw:frame presentation:style-name="pr4" draw:text-style-name="P4" draw:layer="layout" svg:width="12.297cm" svg:height="12.179cm" svg:x="14.313cm" svg:y="5.066cm" presentation:class="outline">
          <draw:text-box>
            <text:list text:style-name="L2">
              <text:list-header>
                <text:p text:style-name="P4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3" draw:text-style-name="P13" draw:layer="layout" svg:width="22.5cm" svg:height="3.067cm" svg:x="1.4cm" svg:y="0.8cm" presentation:class="titl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2" draw:text-style-name="P7" draw:layer="layout" svg:width="18.2cm" svg:height="1.352cm" svg:x="5.2cm" svg:y="4.4cm">
          <draw:text-box>
            <text:list text:style-name="L3">
              <text:list-header>
                <text:p text:style-name="P4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4"><text:span text:style-name="T3">Variables</text:span></text:p>
              </text:list-header>
              <text:list-item>
                <text:p><text:span text:style-name="T4">search2</text:span><text:span text:style-name="T5"> Factory function </text:span><text:span text:style-name="T5">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4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4"><text:span text:style-name="T3">Functions</text:span>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All() - returns all </text:span><text:span text:style-name="T7">brand searched in a list of </text:span><text:span text:style-name="T7">ob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5T3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Var stock3 =[ </text:p>
          </draw:text-box>
        </draw:frame>
        <draw:frame presentation:style-name="pr7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7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7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7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6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7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7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6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7" draw:text-style-name="P16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 text:style-name="P16"><text:span text:style-name="T16">[{</text:span></text:p>
                <text:p text:style-name="P16"><text:span text:style-name="T16">brand : ‘amateki,</text:span></text:p>
                <text:p text:style-name="P16"><text:span text:style-name="T16">Colour : ‘red’,</text:span></text:p>
                <text:p text:style-name="P16"><text:span text:style-name="T16">Size : 6,</text:span></text:p>
                <text:p text:style-name="P16"><text:span text:style-name="T16">in_stock : 5</text:span></text:p>
                <text:p text:style-name="P16"><text:span text:style-name="T16">}</text:span></text:p>
              </text:list-header>
            </text:list>
          </draw:text-box>
        </draw:frame>
        <draw:frame presentation:style-name="pr7" draw:text-style-name="P17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</text:list-header>
            </text:list>
          </draw:text-box>
        </draw:frame>
        <draw:frame presentation:style-name="pr7" draw:text-style-name="P16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amateki,</text:span></text:p>
                <text:p text:style-name="P16"><text:span text:style-name="T16">Colour : ‘black’,</text:span></text:p>
                <text:p text:style-name="P16"><text:span text:style-name="T16">Size : 4,</text:span></text:p>
                <text:p text:style-name="P16"><text:span text:style-name="T16">in_stock : 7</text:span></text:p>
                <text:p text:style-name="P16"><text:span text:style-name="T16">}]</text:span></text:p>
              </text:list-header>
            </text:list>
          </draw:text-box>
        </draw:frame>
        <draw:frame presentation:style-name="pr7" draw:text-style-name="P16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amateki,</text:span></text:p>
                <text:p text:style-name="P16"><text:span text:style-name="T16">Colour : ‘white’,</text:span></text:p>
                <text:p text:style-name="P16"><text:span text:style-name="T16">Size : 4,</text:span></text:p>
                <text:p text:style-name="P16"><text:span text:style-name="T16">in_stock : 13</text:span></text:p>
                <text:p text:style-name="P16"><text:span text:style-name="T16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6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7" draw:text-style-name="P17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  <text:p text:style-name="P17"><text:span text:style-name="T17">[ <text:s/>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6T12">
        <office:forms form:automatic-focus="false" form:apply-design-mode="false"/>
        <draw:frame presentation:style-name="pr6" draw:text-style-name="P15" draw:layer="layout" svg:width="22.5cm" svg:height="3.067cm" svg:x="1.4cm" svg:y="0.8cm" presentation:class="title" presentation:user-transformed="true">
          <draw:text-box>
            <text:p text:style-name="P14"><text:span text:style-name="T13">Search for all (amateki) shoe</text:span></text:p>
          </draw:text-box>
        </draw:frame>
        <draw:frame presentation:style-name="pr4" draw:text-style-name="P4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4"><text:span text:style-name="T14">Test</text:span></text:p>
                <text:p text:style-name="P6"><text:span text:style-name="T15">search2.searchAll(‘china </text:span><text:span text:style-name="T15">teki’)</text:span></text:p>
              </text:list-header>
            </text:list>
          </draw:text-box>
        </draw:frame>
        <draw:frame presentation:style-name="pr7" draw:text-style-name="P16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 text:style-name="P16"><text:span text:style-name="T16">[{</text:span></text:p>
                <text:p text:style-name="P16"><text:span text:style-name="T16">brand : ‘china teki,</text:span></text:p>
                <text:p text:style-name="P16"><text:span text:style-name="T16">Colour : ‘purple’,</text:span></text:p>
                <text:p text:style-name="P16"><text:span text:style-name="T16">Size : 7,</text:span></text:p>
                <text:p text:style-name="P16"><text:span text:style-name="T16">in_stock : 4</text:span></text:p>
                <text:p text:style-name="P16"><text:span text:style-name="T16">}</text:span></text:p>
              </text:list-header>
            </text:list>
          </draw:text-box>
        </draw:frame>
        <draw:frame presentation:style-name="pr7" draw:text-style-name="P17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17"><text:span text:style-name="T14">Expected</text:span></text:p>
              </text:list-header>
            </text:list>
          </draw:text-box>
        </draw:frame>
        <draw:frame presentation:style-name="pr7" draw:text-style-name="P16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 text:style-name="P16"><text:span text:style-name="T16">{</text:span></text:p>
                <text:p text:style-name="P16"><text:span text:style-name="T16">brand : ‘china teki,</text:span></text:p>
                <text:p text:style-name="P16"><text:span text:style-name="T16">Colour : ‘yellow’,</text:span></text:p>
                <text:p text:style-name="P16"><text:span text:style-name="T16">Size : 5,</text:span></text:p>
                <text:p text:style-name="P16"><text:span text:style-name="T16">in_stock : 8</text:span></text:p>
                <text:p text:style-name="P16"><text:span text:style-name="T16">}]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3" draw:text-style-name="P18" draw:layer="layout" svg:width="22.5cm" svg:height="3.067cm" svg:x="1.4cm" svg:y="0.8cm" presentation:class="title" presentation:user-transformed="true">
          <draw:text-box>
            <text:p text:style-name="P6"><text:span text:style-name="T18">End of test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8.4cm" svg:height="12.179cm" svg:x="0.8cm" svg:y="5.066cm" presentation:class="outline" presentation:user-transformed="true">
          <draw:text-box>
            <text:list text:style-name="L2">
              <text:list-header>
                <text:p text:style-name="P4"><text:span text:style-name="T19">Global variables</text:span></text:p>
              </text:list-header>
              <text:list-item>
                <text:p><text:span text:style-name="T20">Stock_map</text:span></text:p>
              </text:list-item>
              <text:list-item>
                <text:p><text:span text:style-name="T20">total_stock</text:span></text:p>
              </text:list-item>
              <text:list-item>
                <text:p><text:span text:style-name="T20">Basket</text:span></text:p>
              </text:list-item>
              <text:list-item>
                <text:p><text:span text:style-name="T20">Stock = 1</text:span></text:p>
              </text:list-item>
              <text:list-item>
                <text:p><text:span text:style-name="T20">Colour = black</text:span></text:p>
              </text:list-item>
              <text:list-item>
                <text:p><text:span text:style-name="T20">Size = 6</text:span></text:p>
              </text:list-item>
              <text:list-item>
                <text:p><text:span text:style-name="T20"/></text:p>
              </text:list-item>
            </text:list>
          </draw:text-box>
        </draw:frame>
        <draw:frame presentation:style-name="pr4" draw:text-style-name="P20" draw:layer="layout" svg:width="17.2cm" svg:height="14.934cm" svg:x="9.6cm" svg:y="5.066cm" presentation:class="outline" presentation:user-transformed="true">
          <draw:text-box>
            <text:list text:style-name="L2">
              <text:list-header>
                <text:p text:style-name="P4"><text:span text:style-name="T21">Functions</text:span></text:p>
              </text:list-header>
              <text:list-item>
                <text:p text:style-name="P19"><text:span text:style-name="T7">inStock(map)</text:span></text:p>
              </text:list-item>
              <text:list-item>
                <text:p text:style-name="P19"><text:span text:style-name="T7">searchShoe(brand,colour,</text:span><text:span text:style-name="T7">size)</text:span></text:p>
              </text:list-item>
              <text:list-item>
                <text:p text:style-name="P19"><text:span text:style-name="T7">searchAll(brand)</text:span></text:p>
              </text:list-item>
              <text:list-item>
                <text:p text:style-name="P19"><text:span text:style-name="T7">addingStock(brand,colou</text:span><text:span text:style-name="T7">r,size,in_stock)</text:span></text:p>
              </text:list-item>
              <text:list-item>
                <text:p text:style-name="P19"><text:span text:style-name="T7">stockShoes()</text:span></text:p>
              </text:list-item>
              <text:list-item>
                <text:p text:style-name="P19"><text:span text:style-name="T7">totalStock(brand)</text:span></text:p>
              </text:list-item>
              <text:list-item>
                <text:p text:style-name="P19"><text:span text:style-name="T7">makeOrder(brand,colour,</text:span><text:span text:style-name="T7">size)</text:span></text:p>
              </text:list-item>
              <text:list-item>
                <text:p text:style-name="P19"><text:span text:style-name="T7">cancelOrder(index)</text:span></text:p>
              </text:list-item>
              <text:list-item>
                <text:p text:style-name="P19"><text:span text:style-name="T7">InBasket()</text:span></text:p>
              </text:list-item>
              <text:list-item>
                <text:p text:style-name="P19"><text:span text:style-name="T7">cancelAll(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draw:frame presentation:style-name="pr6" draw:text-style-name="P21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19"><text:span text:style-name="T22">inStock(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akes a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draw:frame presentation:style-name="pr6" draw:text-style-name="P2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2"><text:span text:style-name="T23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draw:frame presentation:style-name="pr6" draw:text-style-name="P24" draw:layer="layout" svg:width="22.5cm" svg:height="3.067cm" svg:x="1.4cm" svg:y="0.8cm" presentation:class="title">
          <draw:text-box>
            <text:list text:style-name="L1">
              <text:list-header>
                <text:p text:style-name="P22"><text:span text:style-name="T24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5-31T13:25:23.692341761</dc:date>
    <meta:editing-duration>PT1H59M50S</meta:editing-duration>
    <meta:editing-cycles>14</meta:editing-cycles>
    <meta:generator>LibreOffice/5.1.6.2$Linux_X86_64 LibreOffice_project/10m0$Build-2</meta:generator>
    <meta:document-statistic meta:object-count="148"/>
  </office:meta>
</office:document-meta>
</file>